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57.84pt" svg:height="334.29pt" svg:x="280.74pt" svg:y="6.04pt">
            <loext:p draw:notify-on-update-of-ranges="Sheet1.A1:Sheet1.B24 Sheet1.C1:Sheet1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705.71pt" svg:height="532.32pt" svg:x="299.45pt" svg:y="5.27pt">
            <loext:p draw:notify-on-update-of-ranges="Sheet2.A1:Sheet2.B24 Sheet2.C1:Sheet2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352668" calcext:value-type="float">
            <text:p>3526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35432" calcext:value-type="float">
            <text:p>354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382951" calcext:value-type="float">
            <text:p>38295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455144" calcext:value-type="float">
            <text:p>4551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547278" calcext:value-type="float">
            <text:p>5472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19455" calcext:value-type="float">
            <text:p>194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569646" calcext:value-type="float">
            <text:p>5696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21890" calcext:value-type="float">
            <text:p>218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47092" calcext:value-type="float">
            <text:p>470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9175" calcext:value-type="float">
            <text:p>917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1:03:21.194927305</meta:creation-date>
    <dc:date>2017-10-26T11:18:24.400693367</dc:date>
    <meta:editing-duration>PT15M21S</meta:editing-duration>
    <meta:editing-cycles>3</meta:editing-cycles>
    <meta:generator>LibreOffice/5.1.6.2$Linux_x86 LibreOffice_project/10m0$Build-2</meta:generator>
    <meta:document-statistic meta:table-count="3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8.458cm" svg:height="11.794cm" xlink:href=".." xlink:type="simple" chart:class="chart:line" chart:style-name="ch1">
        <chart:legend chart:legend-position="end" svg:x="115.605cm" svg:y="5.598cm" style:legend-expansion="high" chart:style-name="ch2"/>
        <chart:plot-area chart:style-name="ch3" table:cell-range-address="Sheet1.A1:Sheet1.C24" chart:data-source-has-labels="column" svg:x="2.369cm" svg:y="0.235cm" svg:width="110.868cm" svg:height="11.324cm">
          <chartooo:coordinate-region svg:x="3.176cm" svg:y="0.435cm" svg:width="110.061cm" svg:height="10.079cm"/>
          <chart:axis chart:dimension="x" chart:name="primary-x" chart:style-name="ch4" chartooo:axis-type="auto">
            <chartooo:date-scale/>
            <chart:categories table:cell-range-address="Sheet1.A1:Sheet1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4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1">
                <text:p>2011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  <draw:g>
                  <svg:desc>Sheet1.A1:Sheet1.B24</svg:desc>
                </draw:g>
              </table:table-cell>
              <table:table-cell office:value-type="float" office:value="8">
                <text:p>8</text:p>
                <draw:g>
                  <svg:desc>Sheet1.C1:Sheet1.C24</svg:desc>
                </draw:g>
              </table:table-cell>
            </table:table-row>
            <table:table-row>
              <table:table-cell office:value-type="float" office:value="2011">
                <text:p>2011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11">
                <text:p>2011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12">
                <text:p>2012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3">
                <text:p>2013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3">
                <text:p>2013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13">
                <text:p>2013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4">
                <text:p>2014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4">
                <text:p>2014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15">
                <text:p>2015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6">
                <text:p>2016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6">
                <text:p>2016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6">
                <text:p>2016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897cm" svg:height="18.78cm" xlink:href=".." xlink:type="simple" chart:class="chart:line" chart:style-name="ch1">
        <chart:legend chart:legend-position="end" svg:x="22.044cm" svg:y="9.091cm" style:legend-expansion="high" chart:style-name="ch2"/>
        <chart:plot-area chart:style-name="ch3" table:cell-range-address="Sheet2.A1:Sheet2.C24" chart:data-source-has-labels="column" svg:x="0.497cm" svg:y="0.375cm" svg:width="21.051cm" svg:height="18.03cm">
          <chartooo:coordinate-region svg:x="1.859cm" svg:y="0.375cm" svg:width="19.689cm" svg:height="12.816cm"/>
          <chart:axis chart:dimension="x" chart:name="primary-x" chart:style-name="ch4" chartooo:axis-type="auto">
            <chartooo:date-scale/>
            <chart:categories table:cell-range-address="Sheet2.A1:Sheet2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24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1">
                <text:p>2011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  <draw:g>
                  <svg:desc>Sheet2.A1:Sheet2.B24</svg:desc>
                </draw:g>
              </table:table-cell>
              <table:table-cell office:value-type="float" office:value="29130">
                <text:p>29130</text:p>
                <draw:g>
                  <svg:desc>Sheet2.C1:Sheet2.C24</svg:desc>
                </draw:g>
              </table:table-cell>
            </table:table-row>
            <table:table-row>
              <table:table-cell office:value-type="float" office:value="2011">
                <text:p>2011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307936">
                <text:p>307936</text:p>
              </table:table-cell>
            </table:table-row>
            <table:table-row>
              <table:table-cell office:value-type="float" office:value="2011">
                <text:p>2011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2011">
                <text:p>2011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float" office:value="2012">
                <text:p>2012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2012">
                <text:p>2012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352668">
                <text:p>352668</text:p>
              </table:table-cell>
            </table:table-row>
            <table:table-row>
              <table:table-cell office:value-type="float" office:value="2012">
                <text:p>2012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float" office:value="2012">
                <text:p>2012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1118">
                <text:p>31118</text:p>
              </table:table-cell>
            </table:table-row>
            <table:table-row>
              <table:table-cell office:value-type="float" office:value="2013">
                <text:p>2013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2013">
                <text:p>2013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2013">
                <text:p>2013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382951">
                <text:p>382951</text:p>
              </table:table-cell>
            </table:table-row>
            <table:table-row>
              <table:table-cell office:value-type="float" office:value="2013">
                <text:p>2013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float" office:value="2014">
                <text:p>2014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6350">
                <text:p>36350</text:p>
              </table:table-cell>
            </table:table-row>
            <table:table-row>
              <table:table-cell office:value-type="float" office:value="2014">
                <text:p>2014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2014">
                <text:p>2014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455144">
                <text:p>455144</text:p>
              </table:table-cell>
            </table:table-row>
            <table:table-row>
              <table:table-cell office:value-type="float" office:value="2014">
                <text:p>2014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2015">
                <text:p>2015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2015">
                <text:p>2015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547278">
                <text:p>547278</text:p>
              </table:table-cell>
            </table:table-row>
            <table:table-row>
              <table:table-cell office:value-type="float" office:value="2015">
                <text:p>2015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2015">
                <text:p>2015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41071">
                <text:p>41071</text:p>
              </table:table-cell>
            </table:table-row>
            <table:table-row>
              <table:table-cell office:value-type="float" office:value="2016">
                <text:p>2016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569646">
                <text:p>569646</text:p>
              </table:table-cell>
            </table:table-row>
            <table:table-row>
              <table:table-cell office:value-type="float" office:value="2016">
                <text:p>2016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float" office:value="2016">
                <text:p>2016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float" office:value="2016">
                <text:p>2016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